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ST function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ogged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V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enaral note: Admin only when it is not public or for all logged in.</text:p>
          </table:table-cell>
        </table:table-row>
        <table:table-row table:style-name="ro1">
          <table:table-cell office:value-type="string" calcext:value-type="string">
            <text:p>getDoc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ng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Log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Logi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Logou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reateTabl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Us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User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chUs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Device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sView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UpdateDeviceNam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DeviceSetBatteryIsLow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DeviceSetBatteryIsLowReceive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Devi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Devic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DeviceSetConnectedToInternetTim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DeviceSetCompeti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DeviceStatusesByBTAddres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Statuse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viceStatu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DeviceStatu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DeviceStatusesByBTAddres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MessageStatsOfADevic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MessageStat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MessageSta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MessageSta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MessageStatsByBTAddres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LogArchiv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iRocPython2Relea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sed by Config to fetch available update releases</text:p>
          </table:table-cell>
          <table:table-cell/>
        </table:table-row>
        <table:table-row table:style-name="ro1">
          <table:table-cell office:value-type="string" calcext:value-type="string">
            <text:p>getWiRocPython2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WiRocPython2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WiRocPython2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iRocBLEAPIRelea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sed by Config to fetch available update releases</text:p>
          </table:table-cell>
          <table:table-cell/>
        </table:table-row>
        <table:table-row table:style-name="ro1">
          <table:table-cell office:value-type="string" calcext:value-type="string">
            <text:p>getWiRocBLEAPI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WiRocBLEAPI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WiRocBLEAPI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ReleaseStatus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ReleaseStat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ReleaseStat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ReleaseStat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iRocBLEAPIReleaseUpgradeScrip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sed by WiRoc to fetch what upgrade scripts should be run</text:p>
          </table:table-cell>
          <table:table-cell/>
        </table:table-row>
        <table:table-row table:style-name="ro1">
          <table:table-cell office:value-type="string" calcext:value-type="string">
            <text:p>getWiRocBLEAPI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WiRocBLEAPI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WiRocBLEAPI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WiRocPython2ReleaseUpgradeScript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Used by WiRoc to fetch what upgrade scripts should be run</text:p>
          </table:table-cell>
          <table:table-cell/>
        </table:table-row>
        <table:table-row table:style-name="ro1">
          <table:table-cell office:value-type="string" calcext:value-type="string">
            <text:p>getWiRocPython2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WiRocPython2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WiRocPython2ReleaseUpgrade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Competition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ompetitio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Competi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Competi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G5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23:09:33.194944436</meta:creation-date>
    <dc:date>2023-07-31T17:53:39.758228450</dc:date>
    <meta:editing-duration>P1DT5H46M9S</meta:editing-duration>
    <meta:editing-cycles>5</meta:editing-cycles>
    <meta:generator>LibreOffice/6.4.7.2$Linux_X86_64 LibreOffice_project/40$Build-2</meta:generator>
    <meta:document-statistic meta:table-count="1" meta:cell-count="132" meta:object-count="0"/>
  </office:meta>
</office:document-meta>
</file>